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inherit" svg:font-family="inherit"/>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Times New Roman" fo:font-size="12pt" style:font-size-asian="12pt" style:font-size-complex="12pt"/>
    </style:style>
    <style:style style:name="P2" style:family="paragraph" style:parent-style-name="Standard">
      <style:text-properties fo:color="#000000" style:font-name="Times New Roman" fo:font-size="12pt" officeooo:rsid="000f9e0c" officeooo:paragraph-rsid="000f9e0c" style:font-size-asian="12pt" style:font-size-complex="12pt"/>
    </style:style>
    <style:style style:name="P3" style:family="paragraph" style:parent-style-name="Standard">
      <style:text-properties fo:color="#000000" style:font-name="Times New Roman" fo:font-size="12pt" officeooo:paragraph-rsid="0010f9f9" style:font-size-asian="12pt" style:font-size-complex="12pt"/>
    </style:style>
    <style:style style:name="P4" style:family="paragraph" style:parent-style-name="Standard">
      <style:text-properties fo:color="#000000" style:font-name="Times New Roman" fo:font-size="12pt" officeooo:rsid="0012396e" officeooo:paragraph-rsid="0012396e" style:font-size-asian="12pt" style:font-size-complex="12pt"/>
    </style:style>
    <style:style style:name="T1" style:family="text">
      <style:text-properties officeooo:rsid="0010f9f9"/>
    </style:style>
    <style:style style:name="T2" style:family="text">
      <style:text-properties officeooo:rsid="0012396e"/>
    </style:style>
    <style:style style:name="T3" style:family="text">
      <style:text-properties fo:font-variant="normal" fo:text-transform="none" fo:color="#222222" style:font-name="inherit" fo:font-size="21pt" fo:letter-spacing="normal" fo:language="en" fo:country="US" fo:font-style="normal" fo:font-weight="normal"/>
    </style:style>
    <style:style style:name="T4" style:family="text">
      <style:text-properties fo:font-variant="normal" fo:text-transform="none" fo:color="#222222" fo:font-size="21pt" fo:letter-spacing="normal" fo:language="en" fo:country="US" fo:font-style="normal" fo:font-weight="normal"/>
    </style:style>
    <style:style style:name="T5" style:family="text">
      <style:text-properties fo:font-variant="normal" fo:text-transform="none" fo:color="#222222" fo:letter-spacing="normal" fo:language="en" fo:country="US" fo:font-style="normal" fo:font-weight="normal"/>
    </style:style>
    <style:style style:name="T6" style:family="text">
      <style:text-properties fo:font-variant="normal" fo:text-transform="none" fo:letter-spacing="normal" fo:language="en" fo:country="U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name is fahriz dimasqy, I'm from the informatics engineering class theory C</text:p>
      <text:p text:style-name="P2">today I will give a reaction and a conclusion, about the top ten certification video in 2020 <text:span text:style-name="T1">(two tousand twenty)</text:span> by edureka</text:p>
      <text:p text:style-name="P2"/>
      <text:p text:style-name="P3"><text:span text:style-name="T2">M</text:span>y reaction is : I think it's a good idea to take a course and get a certificate, because you know it's hard to get a job now if we do not have the expertise and proof that we are indeed experts in the field<text:span text:style-name="T2">s, </text:span><text:bookmark text:name="tw-target-text"/><text:span text:style-name="T6">even if we have the ability but there is no evidence that we are indeed experts in that field we will be excluded from the number of people who register to get a job To prove our expertise, we need a portfolio, one of which is certificate</text:span></text:p>
      <text:p text:style-name="P3"/>
      <text:p text:style-name="P4">My conclusion is : This situation is very modern which is very tight about technology, courses and certificates that have been presented edureka it is a good solution, with us taking the course and having completed the course we have an expertise that allows us to be accepted at a company plus we get a certificate after completing the course, the certificate here has an important role because with the certificate it will prove our expertise, so that it becomes a good portfolio I gu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inherit" svg:font-family="inherit"/>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9T09:00:49.909529316</meta:creation-date>
    <dc:date>2020-04-19T09:45:55.587111634</dc:date>
    <meta:editing-duration>PT14M13S</meta:editing-duration>
    <meta:editing-cycles>3</meta:editing-cycles>
    <meta:generator>LibreOffice/6.3.5.2$Linux_X86_64 LibreOffice_project/dd0751754f11728f69b42ee2af66670068624673</meta:generator>
    <meta:document-statistic meta:table-count="0" meta:image-count="0" meta:object-count="0" meta:page-count="1" meta:paragraph-count="4" meta:word-count="212" meta:character-count="1139" meta:non-whitespace-character-count="931"/>
  </office:meta>
</office:document-meta>
</file>